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nter Medium" svg:font-family="'Inter Medium'" style:font-pitch="variable"/>
    <style:font-face style:name="Inter Semi Bold" svg:font-family="'Inter Semi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04e8"/>
    </style:style>
    <style:style style:name="P2" style:family="paragraph" style:parent-style-name="Standard">
      <style:text-properties style:font-name="Inter Medium" fo:font-weight="normal" officeooo:paragraph-rsid="001104e8" style:font-weight-asian="normal" style:font-weight-complex="normal"/>
    </style:style>
    <style:style style:name="P3" style:family="paragraph" style:parent-style-name="Standard">
      <style:text-properties style:font-name="Inter Medium" fo:font-style="normal" fo:font-weight="normal" officeooo:paragraph-rsid="001104e8" style:font-style-asian="normal" style:font-weight-asian="normal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="Inter Medium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font-name="Inter Medium" fo:font-style="normal" fo:font-weight="normal" officeooo:rsid="00116557" style:font-style-asian="normal" style:font-weight-asian="normal" style:font-style-complex="normal" style:font-weight-complex="normal"/>
    </style:style>
    <style:style style:name="T5" style:family="text">
      <style:text-properties fo:color="#ff0000" loext:opacity="100%"/>
    </style:style>
    <style:style style:name="T6" style:family="text">
      <style:text-properties fo:color="#ff0000" loext:opacity="100%" style:font-name="Inter Medium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ff0000" loext:opacity="100%" style:font-name="Inter Medium" fo:font-style="normal" fo:font-weight="normal" officeooo:rsid="001104e8" style:font-style-asian="normal" style:font-weight-asian="normal" style:font-style-complex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104e8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8">Salmo responsorial: Salmo 44 10bc. 11. 12ab. 14-15. 16-17 </text:span><text:span text:style-name="Emphasis"><text:span text:style-name="T8">(</text:span></text:span><text:span text:style-name="Emphasis"><text:span text:style-name="T9">R.: cf. </text:span></text:span><text:span text:style-name="Emphasis"><text:span text:style-name="T8">Mt 25, 6b)</text:span></text:span></text:p>
      <text:p text:style-name="Standard"><text:span text:style-name="Strong_20_Emphasis"><text:span text:style-name="T3"/></text:span></text:p>
      <text:p text:style-name="Standard"><text:span text:style-name="Strong_20_Emphasis"><text:span text:style-name="T6">R.</text:span></text:span><text:span text:style-name="Strong_20_Emphasis"><text:span text:style-name="T3"> </text:span></text:span><text:span text:style-name="Strong_20_Emphasis"><text:span text:style-name="Emphasis"><text:span text:style-name="T3">Llega el Esposo; recibi</text:span></text:span></text:span><text:span text:style-name="Strong_20_Emphasis"><text:span text:style-name="Emphasis"><text:span text:style-name="T4">d</text:span></text:span></text:span><text:span text:style-name="Strong_20_Emphasis"><text:span text:style-name="Emphasis"><text:span text:style-name="T3"> a Cristo, el Señor.</text:span></text:span></text:span></text:p>
      <text:p text:style-name="Standard"><text:span text:style-name="Emphasis"><text:span text:style-name="T3"/></text:span></text:p>
      <text:p text:style-name="Standard"><text:span text:style-name="Emphasis"><text:span text:style-name="T3">Hijas de reyes salen a tu encuentro.</text:span></text:span></text:p>
      <text:p text:style-name="P1"><text:span text:style-name="Emphasis"><text:span text:style-name="T3"><text:tab/>De pie, a tu derecha,</text:span></text:span></text:p>
      <text:p text:style-name="P1"><text:span text:style-name="Emphasis"><text:span text:style-name="T3"><text:tab/>está la reina, enjoyada,</text:span></text:span></text:p>
      <text:p text:style-name="Standard"><text:span text:style-name="Emphasis"><text:span text:style-name="T3"><text:tab/>enjoyada con oro de Ofir. </text:span></text:span><text:span text:style-name="Emphasis"><text:span text:style-name="T7">R.</text:span></text:span></text:p>
      <text:p text:style-name="Standard"><text:span text:style-name="Strong_20_Emphasis"><text:span text:style-name="T3"/></text:span></text:p>
      <text:p text:style-name="P1"><text:span text:style-name="Strong_20_Emphasis"><text:span text:style-name="T3">Escucha, hija, mira: inclina el oído,</text:span></text:span></text:p>
      <text:p text:style-name="P1"><text:span text:style-name="Strong_20_Emphasis"><text:span text:style-name="T3"><text:tab/>olvida tu pueblo y la casa paterna</text:span></text:span></text:p>
      <text:p text:style-name="P1"><text:span text:style-name="Strong_20_Emphasis"><text:span text:style-name="T3"><text:tab/>prendado está el rey de tu belleza:</text:span></text:span></text:p>
      <text:p text:style-name="P1"><text:span text:style-name="Strong_20_Emphasis"><text:span text:style-name="T3"><text:tab/>póstrate ante él, que él es tu señor. </text:span></text:span><text:span text:style-name="Strong_20_Emphasis"><text:span text:style-name="T6">R.</text:span></text:span></text:p>
      <text:p text:style-name="Standard"><text:span text:style-name="Strong_20_Emphasis"><text:span text:style-name="T3"/></text:span></text:p>
      <text:p text:style-name="P1"><text:span text:style-name="Strong_20_Emphasis"><text:span text:style-name="T3">Ya entra la princesa, bellísima,</text:span></text:span></text:p>
      <text:p text:style-name="P1"><text:span text:style-name="Strong_20_Emphasis"><text:span text:style-name="T3"><text:tab/>vestida de perlas y brocado;</text:span></text:span></text:p>
      <text:p text:style-name="P1"><text:span text:style-name="Strong_20_Emphasis"><text:span text:style-name="T3"><text:tab/>la llevan ante el rey, con séquito de vírgenes,</text:span></text:span></text:p>
      <text:p text:style-name="P1"><text:span text:style-name="Strong_20_Emphasis"><text:span text:style-name="T3"><text:tab/>la siguen sus compañeras. </text:span></text:span><text:span text:style-name="Strong_20_Emphasis"><text:span text:style-name="T6">R.</text:span></text:span></text:p>
      <text:p text:style-name="Standard"><text:span text:style-name="Strong_20_Emphasis"><text:span text:style-name="T3"/></text:span></text:p>
      <text:p text:style-name="P3">Las traen entre alegría y algazara,</text:p>
      <text:p text:style-name="P3"><text:tab/>van entrando en el palacio real.</text:p>
      <text:p text:style-name="P3"><text:tab/>A cambio de tus padres, tendrás hijos,</text:p>
      <text:p text:style-name="P3"><text:tab/>que nombrarás príncipes por toda la tierra. <text:span text:style-name="T5">R.</text:span></text:p>
      <text:p text:style-name="Standard"><text:span text:style-name="Strong_20_Emphasis"><text:span text:style-name="T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nter Medium" svg:font-family="'Inter Medium'" style:font-pitch="variable"/>
    <style:font-face style:name="Inter Semi Bold" svg:font-family="'Inter Semi Bold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09:35:18.917993070</meta:creation-date>
    <dc:date>2023-12-06T17:24:42.984488771</dc:date>
    <meta:editing-duration>PT6H40M7S</meta:editing-duration>
    <meta:editing-cycles>2</meta:editing-cycles>
    <meta:generator>LibreOffice/7.5.6.2$Linux_X86_64 LibreOffice_project/50$Build-2</meta:generator>
    <meta:document-statistic meta:table-count="0" meta:image-count="0" meta:object-count="0" meta:page-count="1" meta:paragraph-count="18" meta:word-count="125" meta:character-count="677" meta:non-whitespace-character-count="558"/>
  </office:meta>
</office:document-meta>
</file>